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ot" svg:stroke-width="0.106cm" svg:stroke-color="#ff972f" draw:marker-start-width="0.359cm" draw:marker-end-width="0.359cm" draw:fill="solid" draw:fill-color="#e8a202" draw:opacity="50%" style:repeat="repeat" draw:textarea-horizontal-align="justify" draw:textarea-vertical-align="middle" draw:auto-grow-height="false" fo:min-height="3.244cm" fo:min-width="4.474cm" fo:padding-top="0.178cm" fo:padding-bottom="0.178cm" fo:padding-left="0.303cm" fo:padding-right="0.303cm" draw:shadow-opacity="50%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559cm" fo:min-width="1.89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-color="#50938a" draw:textarea-horizontal-align="justify" draw:textarea-vertical-align="middle" draw:auto-grow-height="false" fo:min-height="0.559cm" fo:min-width="2.849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Dot"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0.351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0.351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972f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7.37cm" fo:min-width="2.04cm" fo:padding-top="0.178cm" fo:padding-bottom="0.178cm" fo:padding-left="0.303cm" fo:padding-right="0.303cm" draw:shadow-opacity="50%"/>
    </style:style>
    <style:style style:name="gr15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1.867cm" fo:min-width="4.474cm" fo:padding-top="0.178cm" fo:padding-bottom="0.178cm" fo:padding-left="0.303cm" fo:padding-right="0.303cm" draw:shadow-opacity="50%"/>
    </style:style>
    <style:style style:name="gr16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1.422cm" fo:min-width="4.474cm" fo:padding-top="0.178cm" fo:padding-bottom="0.178cm" fo:padding-left="0.303cm" fo:padding-right="0.303cm" draw:shadow-opacity="50%"/>
    </style:style>
    <style:style style:name="gr17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7.37cm" fo:min-width="7.12cm" fo:padding-top="0.176cm" fo:padding-bottom="0.176cm" fo:padding-left="0.301cm" fo:padding-right="0.301cm"/>
    </style:style>
    <style:style style:name="P1" style:family="paragraph">
      <loext:graphic-properties draw:fill="solid" draw:fill-color="#e8a202" draw:opacity="50%" style:repeat="repeat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-color="#50938a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860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="solid" draw:fill-color="#729fcf" draw:opacity="50%" style:repeat="repeat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6cm" svg:x="1.905cm" svg:y="3.6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0.953cm" svg:x="11.622cm" svg:y="2.487cm">
          <text:p text:style-name="P2">X1 &gt; S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493cm" svg:height="0.953cm" svg:x="1.952cm" svg:y="15.025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493cm" svg:height="0.953cm" svg:x="3.222cm" svg:y="13.12cm">
          <text:p text:style-name="P2">X1 &gt; 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.857cm" svg:y1="17.882cm" svg:x2="5.127cm" svg:y2="17.882cm">
          <text:p/>
        </draw:line>
        <draw:line draw:style-name="gr4" draw:text-style-name="P5" draw:layer="layout" svg:x1="12.775cm" svg:y1="3.557cm" svg:x2="11.877cm" svg:y2="4.455cm">
          <text:p/>
        </draw:line>
        <draw:line draw:style-name="gr4" draw:text-style-name="P5" draw:layer="layout" svg:x1="13.004cm" svg:y1="3.531cm" svg:x2="13.902cm" svg:y2="4.429cm">
          <text:p/>
        </draw:line>
        <draw:custom-shape draw:style-name="gr5" draw:text-style-name="P2" draw:layer="layout" svg:width="0.762cm" svg:height="0.762cm" svg:x="11.357cm" svg:y="4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0.953cm" svg:x="12.623cm" svg:y="4.587cm">
          <text:p text:style-name="P2">X2 &gt; S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3.976cm" svg:y1="5.731cm" svg:x2="13.078cm" svg:y2="6.629cm">
          <text:p/>
        </draw:line>
        <draw:line draw:style-name="gr4" draw:text-style-name="P5" draw:layer="layout" svg:x1="14.205cm" svg:y1="5.705cm" svg:x2="15.103cm" svg:y2="6.603cm">
          <text:p/>
        </draw:line>
        <draw:custom-shape draw:style-name="gr5" draw:text-style-name="P2" draw:layer="layout" svg:width="0.762cm" svg:height="0.762cm" svg:x="12.658cm" svg:y="6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0.953cm" svg:x="13.824cm" svg:y="6.761cm">
          <text:p text:style-name="P2">X2 &gt; S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5.177cm" svg:y1="7.905cm" svg:x2="14.279cm" svg:y2="8.803cm">
          <text:p/>
        </draw:line>
        <draw:line draw:style-name="gr4" draw:text-style-name="P5" draw:layer="layout" svg:x1="15.406cm" svg:y1="7.879cm" svg:x2="16.304cm" svg:y2="8.777cm">
          <text:p/>
        </draw:line>
        <draw:custom-shape draw:style-name="gr5" draw:text-style-name="P2" draw:layer="layout" svg:width="0.762cm" svg:height="0.762cm" svg:x="13.959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5.96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62cm" svg:height="0.762cm" svg:x="8.458cm" svg:y="3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2cm" svg:height="0.762cm" svg:x="7.259cm" svg:y="5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62cm" svg:height="0.762cm" svg:x="8.46cm" svg:y="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6.98cm" svg:y1="9.402cm" svg:x2="6.98cm" svg:y2="1.782cm">
          <text:p/>
        </draw:line>
        <draw:frame draw:style-name="gr8" draw:text-style-name="P8" draw:layer="layout" svg:width="1.277cm" svg:height="0.963cm" svg:x="6.192cm" svg:y="1cm">
          <draw:text-box>
            <text:p text:style-name="P7">S1</text:p>
          </draw:text-box>
        </draw:frame>
        <draw:frame draw:style-name="gr9" draw:text-style-name="P10" draw:layer="layout" svg:width="1.277cm" svg:height="0.89cm" svg:x="5.092cm" svg:y="9.5cm">
          <draw:text-box>
            <text:p text:style-name="P9"><text:span text:style-name="T1">X1</text:span></text:p>
          </draw:text-box>
        </draw:frame>
        <draw:frame draw:style-name="gr10" draw:text-style-name="P10" draw:layer="layout" svg:width="1.277cm" svg:height="0.89cm" svg:x="9.5cm" svg:y="5.327cm">
          <draw:text-box>
            <text:p text:style-name="P9"><text:span text:style-name="T1">X2</text:span></text:p>
          </draw:text-box>
        </draw:frame>
        <draw:line draw:style-name="gr7" draw:text-style-name="P5" draw:layer="layout" svg:x1="11.795cm" svg:y1="19.097cm" svg:x2="11.795cm" svg:y2="11.477cm">
          <text:p/>
        </draw:line>
        <draw:line draw:style-name="gr7" draw:text-style-name="P5" draw:layer="layout" svg:x1="1.9cm" svg:y1="7.227cm" svg:x2="6.98cm" svg:y2="7.227cm">
          <text:p/>
        </draw:line>
        <draw:custom-shape draw:style-name="gr5" draw:text-style-name="P2" draw:layer="layout" svg:width="0.762cm" svg:height="0.762cm" svg:x="2.535cm" svg:y="7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62cm" svg:height="0.762cm" svg:x="5.536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62cm" svg:height="0.762cm" svg:x="3.737cm" svg:y="8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.901cm" svg:y1="3.678cm" svg:x2="6.981cm" svg:y2="3.678cm">
          <text:p/>
        </draw:line>
        <draw:custom-shape draw:style-name="gr5" draw:text-style-name="P2" draw:layer="layout" svg:width="0.762cm" svg:height="0.762cm" svg:x="5.337cm" svg:y="2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762cm" svg:height="0.762cm" svg:x="2.338cm" svg:y="2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762cm" svg:height="0.762cm" svg:x="2.6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6.161cm" svg:y="6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762cm" svg:height="0.762cm" svg:x="5.262cm" svg:y="4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762cm" svg:height="0.762cm" svg:x="3.163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277cm" svg:height="0.963cm" svg:x="0.862cm" svg:y="3.947cm">
          <draw:text-box>
            <text:p text:style-name="P7">S3</text:p>
          </draw:text-box>
        </draw:frame>
        <draw:frame draw:style-name="gr13" draw:text-style-name="P8" draw:layer="layout" svg:width="1.277cm" svg:height="0.963cm" svg:x="0.862cm" svg:y="6.848cm">
          <draw:text-box>
            <text:p text:style-name="P7">S2</text:p>
          </draw:text-box>
        </draw:frame>
        <draw:custom-shape draw:style-name="gr14" draw:text-style-name="P12" draw:layer="layout" svg:width="2.54cm" svg:height="7.62cm" svg:x="6.98cm" svg:y="1.9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08cm" svg:height="2.223cm" svg:x="1.9cm" svg:y="7.2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08cm" svg:height="1.778cm" svg:x="1.9cm" svg:y="1.8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7.62cm" svg:height="7.62cm" svg:x="1.9cm" svg:y="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9T01:18:03.573756413</meta:creation-date>
    <dc:date>2020-12-09T02:03:39.774856753</dc:date>
    <meta:editing-duration>PT13M2S</meta:editing-duration>
    <meta:editing-cycles>5</meta:editing-cycles>
    <meta:generator>LibreOffice/7.0.2.2$Linux_X86_64 LibreOffice_project/3a01483fc371ab18cfca4bab0d636937da5eaf70</meta:generator>
    <meta:document-statistic meta:object-count="42"/>
  </office:meta>
</office:document-meta>
</file>